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StarSymbol" svg:font-family="StarSymbol"/>
    <style:font-face style:name="F" svg:font-family="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paragraph-rsid="001b82fc" style:font-size-asian="10.5pt" style:font-size-complex="10.5pt"/>
    </style:style>
    <style:style style:name="P6" style:family="paragraph" style:parent-style-name="UrbanBody">
      <style:text-properties style:font-name="Arial" fo:font-size="9pt" style:font-size-asian="9pt" style:font-size-complex="9pt"/>
    </style:style>
    <style:style style:name="P7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8" style:family="paragraph" style:parent-style-name="UrbanTitle">
      <style:text-properties fo:text-transform="uppercase" style:font-name="Arial" fo:font-size="14pt" style:font-size-asian="14pt" style:font-size-complex="14pt"/>
    </style:style>
    <style:style style:name="P9" style:family="paragraph" style:parent-style-name="UrbanTitle">
      <style:text-properties style:font-name="Arial" fo:font-size="14pt" style:text-underline-style="solid" style:text-underline-width="auto" style:text-underline-color="font-color" fo:font-weight="bold" officeooo:rsid="00118f83" officeooo:paragraph-rsid="001e2302" style:font-size-asian="14pt" style:font-weight-asian="bold" style:font-size-complex="14pt" style:font-weight-complex="bold"/>
    </style:style>
    <style:style style:name="P10" style:family="paragraph" style:parent-style-name="UrbanTitle">
      <style:text-properties style:font-name="Arial" fo:font-size="14pt" officeooo:paragraph-rsid="001e2302" style:font-size-asian="14pt" style:font-size-complex="14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db482"/>
    </style:style>
    <style:style style:name="T10" style:family="text">
      <style:text-properties officeooo:rsid="000e5408"/>
    </style:style>
    <style:style style:name="T11" style:family="text">
      <style:text-properties officeooo:rsid="00362119"/>
    </style:style>
    <style:style style:name="T12" style:family="text">
      <style:text-properties officeooo:rsid="001492a9"/>
    </style:style>
    <style:style style:name="T13" style:family="text">
      <style:text-properties fo:color="#800000" officeooo:rsid="001492a9" fo:background-color="#ffff00" loext:char-shading-value="0"/>
    </style:style>
    <style:style style:name="T14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457cm"><text:p text:style-name="P1"><office:annotation><dc:creator>Gauthier Bastien</dc:creator><dc:date>2011-01-13T14:56:41</dc:date><text:p text:style-name="P12"><text:span text:style-name="T16">do text</text:span></text:p><text:p text:style-name="P12"><text:span text:style-name="T16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15"><text:text-input text:description="Délivré à xxx le xxx">tool.formatDate(urbanEventObj.getEventDate())</text:text-input></text:span></text:p>
      <text:p text:style-name="P2"/>
      <text:p text:style-name="P2"/>
      <text:p text:style-name="P10"/>
      <text:p text:style-name="P10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2"><text:span text:style-name="T16">do text if not len(</text:span><text:span text:style-name="T17">licence_helper.getLastInquiry().getClaimants()) &gt; 1</text:span></text:p><text:p text:style-name="P12"><text:span text:style-name="T16">from xhtml(</text:span><text:span text:style-name="T17">tool.decorateHTML('UrbanAddress', </text:span><text:span text:style-name="T16">applicantobj.getSignaletic(withaddress=True,linebyline=True)))</text:span></text:p></office:annotation><text:span text:style-name="T5">Titre Nom Prénom<text:line-break/>Adresse ligne1<text:line-break/>Adresse ligne2</text:span></text:p><text:p text:style-name="Frame_20_contents"><text:span text:style-name="T5"><office:annotation><dc:creator>Gauthier Bastien</dc:creator><dc:date>2011-02-17T09:18:17</dc:date><text:p text:style-name="P12"><text:span text:style-name="T16">do text if len(</text:span><text:span text:style-name="T17">licence_helper.getLastInquiry().getClaimants()</text:span><text:span text:style-name="T16">) &gt; 1</text:span></text:p></office:annotation></text:span><text:span text:style-name="T5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1"><office:annotation><dc:creator>Gauthier Bastien</dc:creator><dc:date>2011-02-17T09:18:17</dc:date><text:p text:style-name="P12"><text:span text:style-name="T16">do text if </text:span><text:span text:style-name="T17">len(licence_helper.getLastInquiry().getClaimants()) &gt; 1</text:span></text:p></office:annotation><text:text-input text:description="Plusieurs demandeurs">self.getMultipleApplicants()</text:text-input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8">Enquête publique : ACCUSÉ DE RÉCEPTION</text:p>
      <text:p text:style-name="P2"/>
      <text:p text:style-name="P7">Agent traitant: <text:span text:style-name="T11"><text:text-input text:description="">self.getFoldermanagers()[0].getName1()</text:text-input></text:span><text:span text:style-name="T11"> </text:span><text:span text:style-name="T11"><text:text-input text:description="">self.getFoldermanagers()[0].getName2()</text:text-input></text:span></text:p>
      <text:p text:style-name="P6"><office:annotation><dc:creator>Gauthier Bastien</dc:creator><dc:date>2011-01-13T14:56:41</dc:date><text:p text:style-name="P12"><text:span text:style-name="T16">do text</text:span></text:p><text:p text:style-name="P12"><text:span text:style-name="T16">from document(at=reference, format='odt')</text:span></text:p></office:annotation>Import depuis reference.odt</text:p>
      <text:p text:style-name="P2"><office:annotation><dc:creator>Gauthier Bastien</dc:creator><dc:date>2011-02-16T16:12:24</dc:date><text:p text:style-name="P12"><text:span text:style-name="T20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19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3"><text:span text:style-name="T6">Référence cadastrale</text:span> : <text:text-input text:description="Parcelles">self.getPortionOutsText()</text:text-input></text:p>
      <text:p text:style-name="P2"/>
      <text:p text:style-name="P2"><office:annotation><dc:creator>Gauthier Bastien</dc:creator><dc:date>2011-02-21T09:23:46</dc:date><text:p text:style-name="P12"><text:span text:style-name="T17">do text if self.hasSingleApplicant()</text:span></text:p></office:annotation><text:text-input text:description="Titre du demandeur">applicantobj.getPersonTitleValue()</text:text-input>,</text:p>
      <text:p text:style-name="P2"><office:annotation><dc:creator>Gauthier Bastien</dc:creator><dc:date>2011-02-21T09:23:46</dc:date><text:p text:style-name="P12"><text:span text:style-name="T18">do text if self.hasMultipleApplicants()</text:span></text:p></office:annotation><text:span text:style-name="T4">&lt;%Titre%&gt;</text:span>,</text:p>
      <text:p text:style-name="P2"/>
      <text:p text:style-name="P4">Nous accusons bonne réception de votre courrier, <text:span text:style-name="T13">DATE</text:span>, reçu dans le cadre de l'enquête publique concernant la demande de permis d'urbanis<text:span text:style-name="T10">ation</text:span>, introduite par <text:text-input text:description="Demandeurs">self.getApplicantsSignaletic(withaddress=True)</text:text-input> 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7">et la vue axonométrique</text:span> annonçant la publicité <text:span text:style-name="T9">ont été</text:span> affichés du <text:span text:style-name="T12"><text:text-input text:description="Date du">tool.formatDate(urbanEventObj.getInvestigationStart())</text:text-input></text:span> 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8">contacter </text:span><text:span text:style-name="T14">ADRESSE – BUREAU DE CONTACT</text:span><text:span text:style-name="T8">.</text:span></text:p>
      <text:p text:style-name="P4"/>
      <text:p text:style-name="P4"><office:annotation><dc:creator>Gauthier Bastien</dc:creator><dc:date>2011-02-21T09:23:46</dc:date><text:p text:style-name="P12"><text:span text:style-name="T17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4"><office:annotation><dc:creator>Gauthier Bastien</dc:creator><dc:date>2011-02-21T09:23:46</dc:date><text:p text:style-name="P12"><text:span text:style-name="T17">do text if self.hasMultipleApplicants()</text:span></text:p></office:annotation>Demeurant à votre disposition, nous vous prions d'agréer, <text:span text:style-name="T4">&lt;%Titre%&gt;</text:span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16">do text</text:span></text:p><text:p text:style-name="P12"><text:span text:style-name="T16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StarSymbol" svg:font-family="StarSymbol"/>
    <style:font-face style:name="F" svg:font-family="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5-09T10:36:57.638459309</dc:date>
    <dc:language>fr-FR</dc:language>
    <meta:editing-cycles>183</meta:editing-cycles>
    <meta:editing-duration>P2DT8H26M4S</meta:editing-duration>
    <dc:creator>bleybaert</dc:creator>
    <meta:document-statistic meta:table-count="0" meta:image-count="0" meta:object-count="0" meta:page-count="1" meta:paragraph-count="25" meta:word-count="269" meta:character-count="2038" meta:non-whitespace-character-count="1831"/>
    <meta:user-defined meta:name="Info 1"/>
    <meta:user-defined meta:name="Info 2"/>
    <meta:user-defined meta:name="Info 3"/>
    <meta:user-defined meta:name="Info 4"/>
  </office:meta>
</office:document-meta>
</file>